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86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5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23/06/2010</text:date>, <text:time>14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3T14:36:43</dc:date>
    <dc:creator>Daniele Ferro</dc:creator>
    <meta:editing-duration>PT71H28M49S</meta:editing-duration>
    <meta:editing-cycles>187</meta:editing-cycles>
    <meta:generator>OpenOffice.org/3.1$Linux OpenOffice.org_project/310m19$Build-9420</meta:generator>
    <meta:document-statistic meta:table-count="2" meta:cell-count="739" meta:object-count="0"/>
  </office:meta>
</office:document-meta>
</file>